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templat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4600000002CBEDF0CE3CF557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14pt" fo:language="fr" fo:country="FR" fo:font-weight="bold"/>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left="0.212cm" fo:margin-right="0.129cm" fo:margin-top="0cm" fo:margin-bottom="0cm" loext:contextual-spacing="false" fo:text-align="end" style:justify-single-word="false" fo:text-indent="0cm" style:auto-text-indent="false"/>
      <style:text-properties fo:font-size="14pt" fo:language="fr" fo:country="FR" style:text-underline-style="solid" style:text-underline-width="auto" style:text-underline-color="font-color" fo:font-weight="bold"/>
    </style:style>
    <style:style style:name="P5" style:family="paragraph" style:parent-style-name="Text_20_body">
      <style:paragraph-properties fo:margin-left="7.038cm" fo:margin-right="0cm" fo:text-indent="0cm" style:auto-text-indent="false"/>
    </style:style>
    <style:style style:name="P6" style:family="paragraph" style:parent-style-name="Text_20_body">
      <style:paragraph-properties fo:margin-left="3.889cm" fo:margin-right="5.267cm" fo:margin-top="0cm" fo:margin-bottom="0cm" loext:contextual-spacing="false" fo:text-align="center" style:justify-single-word="false" fo:text-indent="0cm" style:auto-text-indent="false"/>
    </style:style>
    <style:style style:name="P7" style:family="paragraph" style:parent-style-name="Text_20_body">
      <style:paragraph-properties fo:margin-left="0cm" fo:margin-right="0.159cm" fo:text-align="center" style:justify-single-word="false" fo:text-indent="0cm" style:auto-text-indent="false"/>
      <style:text-properties fo:font-size="14pt" fo:language="fr" fo:country="FR" fo:font-weight="bold"/>
    </style:style>
    <style:style style:name="P8" style:family="paragraph" style:parent-style-name="Text_20_body">
      <style:paragraph-properties fo:margin-left="2.709cm" fo:margin-right="0cm" fo:text-align="start" style:justify-single-word="false" fo:text-indent="0cm" style:auto-text-indent="false"/>
    </style:style>
    <style:style style:name="P9" style:family="paragraph" style:parent-style-name="Standard">
      <style:text-properties officeooo:rsid="0017112b" officeooo:paragraph-rsid="0017112b"/>
    </style:style>
    <style:style style:name="P10" style:family="paragraph" style:parent-style-name="Standard">
      <style:text-properties fo:font-size="14pt" officeooo:rsid="0017112b" officeooo:paragraph-rsid="0017112b" style:font-size-asian="14pt" style:font-size-complex="14pt"/>
    </style:style>
    <style:style style:name="P11" style:family="paragraph" style:parent-style-name="Standard">
      <style:text-properties fo:font-size="14pt" fo:font-weight="bold" officeooo:rsid="0017da60" officeooo:paragraph-rsid="0017da60" style:font-size-asian="14pt" style:font-weight-asian="bold" style:font-size-complex="14pt" style:font-weight-complex="bold"/>
    </style:style>
    <style:style style:name="P12" style:family="paragraph" style:parent-style-name="Standard">
      <style:text-properties fo:font-size="14pt" fo:font-weight="bold" officeooo:rsid="0017da60" officeooo:paragraph-rsid="0017e7b2" style:font-size-asian="14pt" style:font-weight-asian="bold" style:font-size-complex="14pt" style:font-weight-complex="bold"/>
    </style:style>
    <style:style style:name="P13" style:family="paragraph" style:parent-style-name="Standard">
      <style:text-properties fo:font-size="14pt" fo:font-weight="bold" officeooo:rsid="0017da60" officeooo:paragraph-rsid="001b03e9" style:font-size-asian="14pt" style:font-weight-asian="bold" style:font-size-complex="14pt" style:font-weight-complex="bold"/>
    </style:style>
    <style:style style:name="P14" style:family="paragraph" style:parent-style-name="Standard">
      <style:text-properties fo:font-size="14pt" fo:font-weight="bold" officeooo:rsid="0017da60" officeooo:paragraph-rsid="001c70ea" style:font-size-asian="14pt" style:font-weight-asian="bold" style:font-size-complex="14pt" style:font-weight-complex="bold"/>
    </style:style>
    <style:style style:name="P15" style:family="paragraph" style:parent-style-name="Standard">
      <style:text-properties fo:font-size="14pt" fo:font-weight="bold" officeooo:rsid="0017da60" officeooo:paragraph-rsid="001e1c90" style:font-size-asian="14pt" style:font-weight-asian="bold" style:font-size-complex="14pt" style:font-weight-complex="bold"/>
    </style:style>
    <style:style style:name="P16" style:family="paragraph" style:parent-style-name="Standard">
      <style:text-properties fo:font-size="14pt" fo:font-weight="bold" officeooo:rsid="0017da60" officeooo:paragraph-rsid="0020a06b" style:font-size-asian="14pt" style:font-weight-asian="bold" style:font-size-complex="14pt" style:font-weight-complex="bold"/>
    </style:style>
    <style:style style:name="P17" style:family="paragraph" style:parent-style-name="Standard">
      <style:text-properties fo:font-size="12pt" fo:font-weight="normal" officeooo:rsid="0017da60" officeooo:paragraph-rsid="001e1c90" style:font-size-asian="10.5pt" style:font-weight-asian="normal" style:font-size-complex="12pt" style:font-weight-complex="normal"/>
    </style:style>
    <style:style style:name="P18" style:family="paragraph" style:parent-style-name="Standard">
      <style:text-properties fo:font-size="12pt" fo:font-weight="normal" officeooo:rsid="0017da60" officeooo:paragraph-rsid="0020a06b" style:font-size-asian="10.5pt" style:font-weight-asian="normal" style:font-size-complex="12pt" style:font-weight-complex="normal"/>
    </style:style>
    <style:style style:name="P19"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T1" style:family="text">
      <style:text-properties fo:color="#000000" style:font-name="Times New Roman" fo:font-size="12pt" fo:font-weight="bold" style:font-size-asian="12pt" style:font-weight-asian="bold"/>
    </style:style>
    <style:style style:name="T2" style:family="text">
      <style:text-properties fo:color="#000000" style:font-name="Times New Roman" fo:font-weight="bold" style:font-weight-asian="bold"/>
    </style:style>
    <style:style style:name="T3" style:family="text">
      <style:text-properties officeooo:rsid="0017e7b2"/>
    </style:style>
    <style:style style:name="T4" style:family="text">
      <style:text-properties officeooo:rsid="001b03e9"/>
    </style:style>
    <style:style style:name="T5" style:family="text">
      <style:text-properties fo:font-size="14pt" fo:font-weight="bold" officeooo:rsid="0017da60" style:font-size-asian="14pt" style:font-weight-asian="bold" style:font-size-complex="14pt" style:font-weight-complex="bold"/>
    </style:style>
    <style:style style:name="T6" style:family="text">
      <style:text-properties officeooo:rsid="0020a06b"/>
    </style:style>
    <style:style style:name="fr1" style:family="graphic" style:parent-style-name="Frame">
      <style:graphic-properties fo:margin-left="3.096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ument ref. </text:p>
      <text:p text:style-name="P5"> </text:p>
      <text:p text:style-name="P6"> </text:p>
      <text:p text:style-name="P6"> </text:p>
      <text:p text:style-name="P6"> </text:p>
      <text:p text:style-name="P7">SAI</text:p>
      <text:p text:style-name="P7">IDENTIFICATION</text:p>
      <text:p text:style-name="P8"><draw:frame draw:style-name="fr1" draw:name="Moldura1" text:anchor-type="char" svg:x="3.096cm" svg:width="15.399cm" draw:z-index="0"><draw:text-box fo:min-height="0.053cm"><text:p text:style-name="Text_20_body"><draw:frame draw:style-name="fr2" draw:name="Imagem1" text:anchor-type="as-char" svg:width="15.399cm" svg:height="0.053cm" draw:z-index="1"><draw:image xlink:href="Pictures/100002010000024600000002CBEDF0CE3CF55797.png" xlink:type="simple" xlink:show="embed" xlink:actuate="onLoad" loext:mime-type="image/png"/></draw:frame></text:p></draw:text-box></draw:frame> </text:p>
      <text:p text:style-name="P2">DRAFT AUDIT PROGRAMME</text:p>
      <text:p text:style-name="P3"> </text:p>
      <text:p text:style-name="P19">TEST title</text:p>
      <text:p text:style-name="P9">tes</text:p>
      <text:p text:style-name="P9"/>
      <text:p text:style-name="P10"><text:span text:style-name="T2">Audit Application Notes:</text:span></text:p>
      <text:p text:style-name="P9">tes</text:p>
      <text:p text:style-name="P9"/>
      <text:p text:style-name="P11">01. IT Governance</text:p>
      <text:p text:style-name="P13">01.01. Business Needs Identification, Direction and Monitoring<text:span text:style-name="T4"/></text:p>
      <text:p text:style-name="P15">01.01. 01. Defining IT requirements<text:span text:style-name="T4"/></text:p>
      <text:p text:style-name="P15">Objectives:</text:p>
      <text:p text:style-name="P17">aaAssess whether the organization leadership effectively direct, evaluate and monitor IT use in the organization in order to fulfill the organization’s mission.</text:p>
      <text:p text:style-name="P15"/>
      <text:p text:style-name="P15">Criteria:</text:p>
      <text:p text:style-name="P18">How does the organization identify and approve business and IT requirements?The organization has a plan on how they identify emerging business or IT needs and the Steering Committee approving requirements has sufficient information to make their decisions.The organization has a plan on how they identify emerging business or IT needs and the Steering Committee approving requirements has sufficient information to make their decisions.</text:p>
      <text:p text:style-name="P16"/>
      <text:p text:style-name="P15">Information Required:</text:p>
      <text:p text:style-name="P18">Requirements management processSteering committee minutesSteering committee charter and operating principles including approval and reject thresholds.List of approved and rejected requirement.Steering committee minutesSteering committee charter and operating principles including approval and reject thresholds.List of approved and rejected requirement.</text:p>
      <text:p text:style-name="P16"/>
      <text:p text:style-name="P15">Analysis Method:</text:p>
      <text:p text:style-name="P18">Review of documents to ensure that new business requirements are identified and analyzed according to the organization’s requirements management process.Review of approved or rejected requirements to ensure that these are in accordance with accepted operating principles.Interview management or others responsible for approving projects to ensure that they take into account the IT organizations capabilities, skills, resources, and training, and the ability of the users to utilize the new tools and methods or procedures.Review of approved or rejected requirements to ensure that these are in accordance with accepted operating principles.Interview management or others responsible for approving projects to ensure that they take into account the IT organizations capabilities, skills, resources, and training, and the ability of the users to utilize the new tools and methods or procedures.</text:p>
      <text:p text:style-name="P16"/>
      <text:p text:style-name="P15">Found Previously:</text:p>
      <text:p text:style-name="P18">To be developed<text:span text:style-name="T6"/></text:p>
      <text:p text:style-name="P16"/>
      <text:p text:style-name="P15">01.01. 02. Leadership<text:span text:style-name="T4"/></text:p>
      <text:p text:style-name="P15">Objectives:</text:p>
      <text:p text:style-name="P17">How does the leadership direct and monitor the performance of business and IT objectives on a periodic basis?</text:p>
      <text:p text:style-name="P15"/>
      <text:p text:style-name="P15">Criteria:</text:p>
      <text:p text:style-name="P18">Performance measures are established and the steering or equivalent high level committee conducts periodic reviews and meetings and takes appropriate action, or there is a reporting system to management that informs them of the status of key performance measures.</text:p>
      <text:p text:style-name="P16"/>
      <text:p text:style-name="P15">Information Required:</text:p>
      <text:p text:style-name="P18">Performance measures for business and ITPeriodic reports about project statusMinutes from periodic reviewsList of action items and their status</text:p>
      <text:p text:style-name="P16"/>
      <text:p text:style-name="P15">Analysis Method:</text:p>
      <text:p text:style-name="P18">Review sample management decision or memos to ensure that they are clear, well substantiated, free from ambiguity.
Review performance measures to ensure that they cover both business and IT systems.
Review project status reports (or other documentation that has the status of the project (meeting minutes, emails, etc.)) to ensure that it contains cost, schedule and performance indicators and variations from plan.
</text:p>
      <text:p text:style-name="P16"/>
      <text:p text:style-name="P15">Found Previously:</text:p>
      <text:p text:style-name="P18">To be developed<text:span text:style-name="T6"/></text:p>
      <text:p text:style-name="P16"/>
      <text:p text:style-name="P15">01.01. 03. IT Investments<text:span text:style-name="T4"/></text:p>
      <text:p text:style-name="P15">Objectives:</text:p>
      <text:p text:style-name="P17">Assess whether the organization leadership effectively direct, evaluate and monitor IT use in the organization in order to fulfill the organization’s mission.</text:p>
      <text:p text:style-name="P15"/>
      <text:p text:style-name="P15">Criteria:</text:p>
      <text:p text:style-name="P18">Organizations should manage their IT projects and investments in manner that maximizes benefits and considers elements such as risk, capabilities, needs, and prioritization among competing investments.</text:p>
      <text:p text:style-name="P16"/>
      <text:p text:style-name="P15">Information Required:</text:p>
      <text:p text:style-name="P18">Investment management plan and procedures

Portfolio of IT projects 

Sample cost benefit
analysis reports

List of approved and rejected or deferred projects

Project status reports for approved projects

Sample post project evaluation reports
</text:p>
      <text:p text:style-name="P16"/>
      <text:p text:style-name="P15">Analysis Method:</text:p>
      <text:p text:style-name="P18">Interview management to determine the organization’s investment management procedures.
Review portfolio to assess whether projects have been prioritized according to approved criteria.
Review status reports to see they provide cost and schedule tracking
Review cost benefits analysis reports to assess that they are complete, reflect actual conditions and do not overstate the benefits or understate cost or schedule (utilize specialist services of economists or cost experts as needed).
In case of projects in trouble, determine whether their methodology was suitably fitted to type of project and properly applied and whether QA has been involved during the life cycle
Interview management to determine whether any projects have been terminated due to underachieving benefits or performance.
Interview management to determine how the organization makes decisions on building vs. acquiring (buying) solutions (for example, based on capability, skills, cost, risk, etc.).
</text:p>
      <text:p text:style-name="P16"/>
      <text:p text:style-name="P15">Found Previously:</text:p>
      <text:p text:style-name="P18">To be developed<text:span text:style-name="T6"/></text:p>
      <text:p text:style-name="P16"/>
      <text:p text:style-name="P16"><text:span text:style-name="T5"/></text:p>
      <text:p text:style-name="P13">01.02. IT Strategy and Planning<text:span text:style-name="T4"/></text:p>
      <text:p text:style-name="P15">01.02. 01. Quality of IT strategy<text:span text:style-name="T4"/></text:p>
      <text:p text:style-name="P15">Objectives:</text:p>
      <text:p text:style-name="P17">Confirm whether there is an IT strategy in place, including the IT plan and the processes for the strategy’s development, approval, and implementation and maintenance which is aligned with the organization’s strategies and objectives. The risks and resources while accomplishing IT objectives are effectively managed.</text:p>
      <text:p text:style-name="P15"/>
      <text:p text:style-name="P15">Criteria:</text:p>
      <text:p text:style-name="P18">An organizational level IT strategic plan exists, it translates business objectives into IT goals and requirements, addresses the needed IT resources to support the business, it is reviewed and updated periodically.</text:p>
      <text:p text:style-name="P16"/>
      <text:p text:style-name="P15">Information Required:</text:p>
      <text:p text:style-name="P18">IT Strategic Plan, or equivalent document

Meeting minutes from IT and Organizations Steering committee meetings
</text:p>
      <text:p text:style-name="P16"/>
      <text:p text:style-name="P15">Analysis Method:</text:p>
      <text:p text:style-name="P18">Review of document
Interview business owners to determine if their needs are met by the IT organization Review periodic IT Committee and Organizational Steering Committee meeting minutes to ensure that business owners are represented and that strategic IT decisions are made at the Steering Committee level.

Review the IT Strategy or interview management to determine resources requirements and how they are determined and approved, who approves appropriate acquisition of tools and other resources (staff, contractors, skill via training, etc).
</text:p>
      <text:p text:style-name="P16"/>
      <text:p text:style-name="P15">Found Previously:</text:p>
      <text:p text:style-name="P18">To be developed<text:span text:style-name="T6"/></text:p>
      <text:p text:style-name="P16"/>
      <text:p text:style-name="P16"><text:span text:style-name="T5"/></text:p>
      <text:p text:style-name="P13"/>
      <text:p text:style-name="P11">02. IT Operations</text:p>
      <text:p text:style-name="P13">02.02. Capacity Management<text:span text:style-name="T4"/></text:p>
      <text:p text:style-name="P15">02.02. 03. Analyze And tune<text:span text:style-name="T4"/></text:p>
      <text:p text:style-name="P15">Objectives:</text:p>
      <text:p text:style-name="P17">Assess whether the IT organization is ensuring that the system capacity and performance meets current and future business needs</text:p>
      <text:p text:style-name="P15"/>
      <text:p text:style-name="P15">Criteria:</text:p>
      <text:p text:style-name="P18">Parameters set in the agreement/operation guide; best practices in performance tuning ( memory, optimization of network response time, OS, I/O; efficient design of database schema, scheduling tasks according to priority and resource requirement, upgrade or tuning procedures set up to handle capacity issues on both a reactive and long-term basis).</text:p>
      <text:p text:style-name="P16"/>
      <text:p text:style-name="P15">Information Required:</text:p>
      <text:p text:style-name="P18">Reports, actions, status reports, performance metric graphs,

Minutes of meeting at the apex IT organization level.
</text:p>
      <text:p text:style-name="P16"/>
      <text:p text:style-name="P15">Analysis Method:</text:p>
      <text:p text:style-name="P18">Review the reports that the IT Organization generates daily or at other chosen time frame, look to see if they generate and analyze trend data, identify bottlenecks to look for action items, exception reporting for capacity issues. Compare to SLA requirements.

Compare reports/trend patterns to verify procedural actions taken in response to the reports.

Review minutes of meetings and find whether IT staffing issues, capacity problems and any additional resource needs are discussed and highlighted at the right time.
</text:p>
      <text:p text:style-name="P16"/>
      <text:p text:style-name="P15">Found Previously:</text:p>
      <text:p text:style-name="P18">To be developed<text:span text:style-name="T6"/></text:p>
      <text:p text:style-name="P16"/>
      <text:p text:style-name="P16"><text:span text:style-name="T5"/></text:p>
      <text:p text:style-name="P13"/>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style:font-name="Liberation Serif" fo:font-size="12pt" fo:language="pt" fo:country="P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ocumentMap" style:family="paragraph" style:default-outline-level="">
      <style:paragraph-properties fo:margin-top="0cm" fo:margin-bottom="0.282cm" loext:contextual-spacing="false" fo:line-height="107%" fo:text-align="start" style:justify-single-word="false" fo:orphans="2" fo:widows="2" style:vertical-align="auto" style:writing-mode="lr-tb"/>
      <style:text-properties style:font-name="Calibri" fo:font-family="Calibri" style:font-family-generic="roman" style:font-pitch="variable" fo:font-size="11pt" fo:language="pt" fo:country="PT"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4T16:02:28.426000000</meta:creation-date>
    <dc:date>2019-01-10T22:16:07.442000000</dc:date>
    <meta:editing-duration>PT45M30S</meta:editing-duration>
    <meta:editing-cycles>13</meta:editing-cycles>
    <meta:generator>LibreOffice/6.1.3.2$Windows_X86_64 LibreOffice_project/86daf60bf00efa86ad547e59e09d6bb77c699acb</meta:generator>
    <meta:document-statistic meta:table-count="0" meta:image-count="1" meta:object-count="0" meta:page-count="1" meta:paragraph-count="32" meta:word-count="33" meta:character-count="582" meta:non-whitespace-character-count="567"/>
  </office:meta>
</office:document-meta>
</file>